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code">
      <style:graphic-properties draw:auto-grow-height="true" draw:auto-grow-width="false" fo:max-height="0cm" fo:min-height="0cm"/>
    </style:style>
    <style:style style:name="gr2" style:family="graphic" style:parent-style-name="code">
      <style:graphic-properties draw:auto-grow-height="true" draw:auto-grow-width="false" fo:max-height="0cm" fo:min-height="6.354cm"/>
    </style:style>
    <style:style style:name="gr3" style:family="graphic" style:parent-style-name="code">
      <style:graphic-properties fo:min-height="10.926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y test</text:p>
          </draw:text-box>
        </draw:frame>
        <draw:frame draw:style-name="gr1" draw:layer="layout" svg:width="6.858cm" svg:height="2.168cm" svg:x="0.762cm" svg:y="0.372cm">
          <draw:text-box>
            <text:p text:style-name="P1">def novo():</text:p>
            <text:p text:style-name="P1"><text:s text:c="4"/>x = 123</text:p>
            <text:p text:style-name="P1"><text:s text:c="4"/>return 'ola'</text:p>
          </draw:text-box>
        </draw:frame>
        <draw:frame draw:style-name="gr2" draw:text-style-name="P1" draw:layer="layout" svg:width="9.398cm" svg:height="6.604cm" svg:x="0.254cm" svg:y="3.556cm">
          <draw:text-box>
            <text:p text:style-name="P1">import sys</text:p>
            <text:p text:style-name="P1"/>
            <text:p text:style-name="P1">def novo():</text:p>
            <text:p text:style-name="P1"><text:s text:c="4"/>x = 123</text:p>
            <text:p text:style-name="P1"><text:s text:c="4"/>return 'ola'</text:p>
            <text:p text:style-name="P1"/>
            <text:p text:style-name="P1">if __name__ == "__main__":</text:p>
            <text:p text:style-name="P1"><text:s text:c="4"/>print novo()</text:p>
          </draw:text-box>
        </draw:frame>
        <draw:frame draw:style-name="gr3" draw:layer="layout" svg:width="17.78cm" svg:height="11.176cm" svg:x="9.906cm" svg:y="9.652cm">
          <draw:text-box>
            <text:p>#!/usr/bin/env python</text:p>
            <text:p/>
            <text:p>def selection_sort(l):</text:p>
            <text:p><text:s text:c="4"/>for i in range(0, len(l)):</text:p>
            <text:p><text:s text:c="8"/>smaller = i</text:p>
            <text:p><text:s text:c="8"/>for j in range(i, len(l)):</text:p>
            <text:p><text:s text:c="12"/>if l[j] &lt; l[smaller]:</text:p>
            <text:p><text:s text:c="16"/>smaller = j</text:p>
            <text:p><text:s text:c="8"/>l[smaller], l[i] = l[i], l[smaller]</text:p>
            <text:p><text:s text:c="4"/>return l</text:p>
            <text:p/>
            <text:p>if __name__ == '__main__':</text:p>
            <text:p><text:s text:c="4"/>l = [9, 8, 1, 12, 3, 4, 5, -1, 0, 100, 12, 9]</text:p>
            <text:p><text:s text:c="4"/>#l = [10, 9, 8, 7, 6, 5, 4, 3, 2, 1, 0, -1, -1]</text:p>
            <text:p><text:s text:c="4"/>#l = [-1, -1, -1, -1, -1, -1]</text:p>
            <text:p><text:s text:c="4"/>#l = [-1, 0, 1, 3, 4, 5, 8, 9, 9, 12, 12, 100]</text:p>
            <text:p><text:s text:c="4"/>print selection_sort(l)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text">
      <style:graphic-properties draw:stroke-dash="Dash_20_2" draw:fill-gradient-name="Gradient_20_7" draw:fill-hatch-name="Hatching_20_1" draw:fill-image-name="Bitmape_20_1"/>
      <style:text-properties fo:font-family="'Ubuntu Mono'" style:font-style-name="Regular" style:font-pitch="fixed"/>
    </style:style>
    <style:style style:name="nocode" style:family="graphic" style:parent-style-name="code">
      <style:text-properties fo: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dir Junior</meta:initial-creator>
    <meta:creation-date>2012-11-24T23:52:28</meta:creation-date>
    <dc:date>2012-11-25T16:52:24</dc:date>
    <dc:creator>Valdir Junior</dc:creator>
    <meta:editing-duration>PT2M29S</meta:editing-duration>
    <meta:editing-cycles>15</meta:editing-cycles>
    <meta:generator>LibreOffice/3.5$Linux_x86 LibreOffice_project/350m1$Build-2</meta:generator>
    <meta:document-statistic meta:object-count="27"/>
  </office:meta>
</office:document-meta>
</file>